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ackground-color="#ffff99"/>
      <style:text-properties fo:color="#000000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ff99"/>
      <style:text-properties fo:color="#ffff66"/>
    </style:style>
  </office:automatic-styles>
  <office:body>
    <office:spreadsheet>
      <table:calculation-settings table:automatic-find-labels="false"/>
      <table:table table:name="Sayfa1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SIRA NO</text:p>
          </table:table-cell>
          <table:table-cell table:style-name="ce1" office:value-type="string" calcext:value-type="string">
            <text:p>ÖĞRENCİ NO</text:p>
          </table:table-cell>
          <table:table-cell table:style-name="ce1" office:value-type="string" calcext:value-type="string">
            <text:p>ADI SOYADI</text:p>
          </table:table-cell>
          <table:table-cell table:style-name="ce1" office:value-type="string" calcext:value-type="string">
            <text:p>1.YAZILI</text:p>
          </table:table-cell>
          <table:table-cell table:style-name="ce1" office:value-type="string" calcext:value-type="string">
            <text:p>2.YAZILI</text:p>
          </table:table-cell>
          <table:table-cell table:style-name="ce1" office:value-type="string" calcext:value-type="string">
            <text:p>3.YAZILI</text:p>
          </table:table-cell>
          <table:table-cell table:style-name="ce1" office:value-type="string" calcext:value-type="string">
            <text:p>PERF.1</text:p>
          </table:table-cell>
          <table:table-cell table:style-name="ce1" office:value-type="string" calcext:value-type="string">
            <text:p>PERF.2</text:p>
          </table:table-cell>
          <table:table-cell table:style-name="ce1" office:value-type="string" calcext:value-type="string">
            <text:p>ORTALAMA</text:p>
          </table:table-cell>
          <table:table-cell table:style-name="ce1" office:value-type="string" calcext:value-type="string">
            <text:p>DERECE</text:p>
          </table:table-cell>
          <table:table-cell table:style-name="ce1" office:value-type="string" calcext:value-type="string">
            <text:p>DURU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tma kay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AVERAGE([.D2];[.E2];[.F2])" office:value-type="float" office:value="96.6666666666667" calcext:value-type="float">
            <text:p>96,6666666666667</text:p>
          </table:table-cell>
          <table:table-cell table:formula="of:=DEGREES([.I2])" office:value-type="float" office:value="5538.59201959796" calcext:value-type="float">
            <text:p>5538,5920195979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ysun taş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formula="of:=AVERAGE([.D3];[.E3];[.F3])" office:value-type="float" office:value="80" calcext:value-type="float">
            <text:p>80</text:p>
          </table:table-cell>
          <table:table-cell table:formula="of:=DEGREES([.I3])" office:value-type="float" office:value="4583.66236104659" calcext:value-type="float">
            <text:p>4583,6623610465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mra okur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formula="of:=AVERAGE([.D4];[.E4];[.F4])" office:value-type="float" office:value="85" calcext:value-type="float">
            <text:p>85</text:p>
          </table:table-cell>
          <table:table-cell table:formula="of:=DEGREES([.I4])" office:value-type="float" office:value="4870.141258612" calcext:value-type="float">
            <text:p>4870,1412586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mre yazar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formula="of:=AVERAGE([.D5];[.E5];[.F5])" office:value-type="float" office:value="71.6666666666667" calcext:value-type="float">
            <text:p>71,6666666666667</text:p>
          </table:table-cell>
          <table:table-cell table:formula="of:=DEGREES([.I5])" office:value-type="float" office:value="4106.1975317709" calcext:value-type="float">
            <text:p>4106,197531770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ülçin kısa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formula="of:=AVERAGE([.D6];[.E6];[.F6])" office:value-type="float" office:value="93.3333333333333" calcext:value-type="float">
            <text:p>93,3333333333333</text:p>
          </table:table-cell>
          <table:table-cell table:formula="of:=DEGREES([.I6])" office:value-type="float" office:value="5347.60608788768" calcext:value-type="float">
            <text:p>5347,6060878876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kezban uzu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AVERAGE([.D7];[.E7];[.F7])" office:value-type="float" office:value="73.3333333333333" calcext:value-type="float">
            <text:p>73,3333333333333</text:p>
          </table:table-cell>
          <table:table-cell table:formula="of:=DEGREES([.I7])" office:value-type="float" office:value="4201.69049762604" calcext:value-type="float">
            <text:p>4201,6904976260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ibrahim beyaz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formula="of:=AVERAGE([.D8];[.E8];[.F8])" office:value-type="float" office:value="61.6666666666667" calcext:value-type="float">
            <text:p>61,6666666666667</text:p>
          </table:table-cell>
          <table:table-cell table:formula="of:=DEGREES([.I8])" office:value-type="float" office:value="3533.23973664008" calcext:value-type="float">
            <text:p>3533,2397366400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urat sarı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AVERAGE([.D9];[.E9];[.F9])" office:value-type="float" office:value="70" calcext:value-type="float">
            <text:p>70</text:p>
          </table:table-cell>
          <table:table-cell table:formula="of:=DEGREES([.I9])" office:value-type="float" office:value="4010.70456591576" calcext:value-type="float">
            <text:p>4010,7045659157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rsin kara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AVERAGE([.D10];[.E10];[.F10])" office:value-type="float" office:value="70" calcext:value-type="float">
            <text:p>70</text:p>
          </table:table-cell>
          <table:table-cell table:formula="of:=DEGREES([.I10])" office:value-type="float" office:value="4010.70456591576" calcext:value-type="float">
            <text:p>4010,7045659157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erve ak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formula="of:=AVERAGE([.D11];[.E11];[.F11])" office:value-type="float" office:value="85.3333333333333" calcext:value-type="float">
            <text:p>85,3333333333333</text:p>
          </table:table-cell>
          <table:table-cell table:formula="of:=DEGREES([.I11])" office:value-type="float" office:value="4889.23985178302" calcext:value-type="float">
            <text:p>4889,2398517830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1" office:value-type="string" calcext:value-type="string">
            <text:p>ad soyad=ŞEVİN BİLMEZ</text:p>
          </table:table-cell>
          <table:table-cell table:style-name="ce1"/>
        </table:table-row>
        <table:table-row table:style-name="ro1">
          <table:table-cell table:number-columns-repeated="7"/>
          <table:table-cell table:style-name="ce2" office:value-type="string" calcext:value-type="string">
            <text:p>EN YÜKSEK NOT=</text:p>
          </table:table-cell>
          <table:table-cell table:style-name="ce4"/>
          <table:table-cell table:style-name="ce3"/>
          <table:table-cell table:number-columns-repeated="3"/>
        </table:table-row>
        <table:table-row table:style-name="ro1">
          <table:table-cell table:number-columns-repeated="7"/>
          <table:table-cell table:style-name="ce3" office:value-type="string" calcext:value-type="string">
            <text:p>EN DÜŞÜK NOT=</text:p>
          </table:table-cell>
          <table:table-cell table:style-name="ce4"/>
          <table:table-cell table:style-name="ce3"/>
          <table:table-cell table:number-columns-repeated="3"/>
        </table:table-row>
        <table:table-row table:style-name="ro1">
          <table:table-cell table:number-columns-repeated="7"/>
          <table:table-cell table:style-name="ce3" office:value-type="string" calcext:value-type="string">
            <text:p>SINIF NOT ORT.=</text:p>
          </table:table-cell>
          <table:table-cell table:style-name="ce3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4">00.00.0000</text:date>, <text:time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1:56:49.854376085</meta:creation-date>
    <dc:date>2019-03-04T12:38:28.953604429</dc:date>
    <meta:editing-duration>PT7M37S</meta:editing-duration>
    <meta:editing-cycles>1</meta:editing-cycles>
    <meta:document-statistic meta:table-count="1" meta:cell-count="115" meta:object-count="0"/>
    <meta:generator>LibreOffice/5.2.7.2$Linux_ARM_EABI LibreOffice_project/20m0$Build-2</meta:generator>
  </office:meta>
</office:document-meta>
</file>